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weight="bold" style:font-weight-asian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Birth rate</text:p>
          </table:table-cell>
          <table:table-cell table:style-name="ce5" office:value-type="string" table:number-columns-spanned="2" table:number-rows-spanned="1">
            <text:p>Under 15</text:p>
          </table:table-cell>
          <table:covered-table-cell table:style-name="ce6"/>
          <table:table-cell table:style-name="ce5" office:value-type="string" table:number-columns-spanned="2" table:number-rows-spanned="1">
            <text:p>15–19</text:p>
          </table:table-cell>
          <table:covered-table-cell table:style-name="ce6"/>
          <table:table-cell table:style-name="ce5" office:value-type="string" table:number-columns-spanned="2" table:number-rows-spanned="1">
            <text:p>20–24</text:p>
          </table:table-cell>
          <table:covered-table-cell table:style-name="ce6"/>
          <table:table-cell table:style-name="ce5" office:value-type="string" table:number-columns-spanned="2" table:number-rows-spanned="1">
            <text:p>25–29</text:p>
          </table:table-cell>
          <table:covered-table-cell table:style-name="ce6"/>
          <table:table-cell table:style-name="ce5" office:value-type="string" table:number-columns-spanned="2" table:number-rows-spanned="1">
            <text:p>30–34</text:p>
          </table:table-cell>
          <table:covered-table-cell table:style-name="ce6"/>
          <table:table-cell table:style-name="ce5" office:value-type="string" table:number-columns-spanned="2" table:number-rows-spanned="1">
            <text:p>35–39</text:p>
          </table:table-cell>
          <table:covered-table-cell table:style-name="ce6"/>
          <table:table-cell table:style-name="ce5" office:value-type="string" table:number-columns-spanned="2" table:number-rows-spanned="1">
            <text:p>40–44</text:p>
          </table:table-cell>
          <table:covered-table-cell table:style-name="ce6"/>
          <table:table-cell table:style-name="ce5" office:value-type="string" table:number-columns-spanned="2" table:number-rows-spanned="1">
            <text:p>45–54</text:p>
          </table:table-cell>
          <table:covered-table-cell table:style-name="ce6"/>
        </table:table-row>
        <table:table-row table:style-name="ro1">
          <table:table-cell table:style-name="ce1" office:value-type="float" office:value="1940">
            <text:p>1940</text:p>
          </table:table-cell>
          <table:table-cell office:value-type="float" office:value="2558647">
            <text:p>2558647</text:p>
          </table:table-cell>
          <table:table-cell office:value-type="float" office:value="19.4">
            <text:p>19.4</text:p>
          </table:table-cell>
          <table:table-cell office:value-type="float" office:value="3865">
            <text:p>3865</text:p>
          </table:table-cell>
          <table:table-cell table:style-name="ce7" table:formula="of:=[.D2]/[.$B2]" office:value-type="percentage" office:value="0.00151056398166687">
            <text:p>0.15%</text:p>
          </table:table-cell>
          <table:table-cell office:value-type="float" office:value="332667">
            <text:p>332667</text:p>
          </table:table-cell>
          <table:table-cell table:style-name="ce7" table:formula="of:=[.F2]/[.$B2]" office:value-type="percentage" office:value="0.130016762765634">
            <text:p>13.00%</text:p>
          </table:table-cell>
          <table:table-cell office:value-type="float" office:value="799537">
            <text:p>799537</text:p>
          </table:table-cell>
          <table:table-cell table:style-name="ce7" table:formula="of:=[.H2]/[.$B2]" office:value-type="percentage" office:value="0.312484293456659">
            <text:p>31.25%</text:p>
          </table:table-cell>
          <table:table-cell office:value-type="float" office:value="693268">
            <text:p>693268</text:p>
          </table:table-cell>
          <table:table-cell table:style-name="ce7" table:formula="of:=[.J2]/[.$B2]" office:value-type="percentage" office:value="0.270951014344691">
            <text:p>27.10%</text:p>
          </table:table-cell>
          <table:table-cell office:value-type="float" office:value="431468">
            <text:p>431468</text:p>
          </table:table-cell>
          <table:table-cell table:style-name="ce7" table:formula="of:=[.L2]/[.$B2]" office:value-type="percentage" office:value="0.168631311783142">
            <text:p>16.86%</text:p>
          </table:table-cell>
          <table:table-cell office:value-type="float" office:value="222015">
            <text:p>222015</text:p>
          </table:table-cell>
          <table:table-cell table:style-name="ce7" table:formula="of:=[.N2]/[.$B2]" office:value-type="percentage" office:value="0.0867704689236147">
            <text:p>8.68%</text:p>
          </table:table-cell>
          <table:table-cell office:value-type="float" office:value="68269">
            <text:p>68269</text:p>
          </table:table-cell>
          <table:table-cell table:style-name="ce7" table:formula="of:=[.P2]/[.$B2]" office:value-type="percentage" office:value="0.0266816798096807">
            <text:p>2.67%</text:p>
          </table:table-cell>
          <table:table-cell office:value-type="float" office:value="7558">
            <text:p>7558</text:p>
          </table:table-cell>
          <table:table-cell table:style-name="ce7" table:formula="of:=[.R2]/[.$B2]" office:value-type="percentage" office:value="0.00295390493491287">
            <text:p>0.30%</text:p>
          </table:table-cell>
        </table:table-row>
        <table:table-row table:style-name="ro1">
          <table:table-cell table:style-name="ce1" office:value-type="float" office:value="1945">
            <text:p>1945</text:p>
          </table:table-cell>
          <table:table-cell office:value-type="float" office:value="2858449">
            <text:p>2858449</text:p>
          </table:table-cell>
          <table:table-cell office:value-type="float" office:value="19.4">
            <text:p>19.4</text:p>
          </table:table-cell>
          <table:table-cell office:value-type="float" office:value="4028">
            <text:p>4028</text:p>
          </table:table-cell>
          <table:table-cell table:style-name="ce7" table:formula="of:=[.D3]/[.$B3]" office:value-type="percentage" office:value="0.00140915580442401">
            <text:p>0.14%</text:p>
          </table:table-cell>
          <table:table-cell office:value-type="float" office:value="298868">
            <text:p>298868</text:p>
          </table:table-cell>
          <table:table-cell table:style-name="ce7" table:formula="of:=[.F3]/[.$B3]" office:value-type="percentage" office:value="0.104556002223583">
            <text:p>10.46%</text:p>
          </table:table-cell>
          <table:table-cell office:value-type="float" office:value="832746">
            <text:p>832746</text:p>
          </table:table-cell>
          <table:table-cell table:style-name="ce7" table:formula="of:=[.H3]/[.$B3]" office:value-type="percentage" office:value="0.291327919441627">
            <text:p>29.13%</text:p>
          </table:table-cell>
          <table:table-cell office:value-type="float" office:value="785299">
            <text:p>785299</text:p>
          </table:table-cell>
          <table:table-cell table:style-name="ce7" table:formula="of:=[.J3]/[.$B3]" office:value-type="percentage" office:value="0.274729057611313">
            <text:p>27.47%</text:p>
          </table:table-cell>
          <table:table-cell office:value-type="float" office:value="554906">
            <text:p>554906</text:p>
          </table:table-cell>
          <table:table-cell table:style-name="ce7" table:formula="of:=[.L3]/[.$B3]" office:value-type="percentage" office:value="0.194128354222867">
            <text:p>19.41%</text:p>
          </table:table-cell>
          <table:table-cell office:value-type="float" office:value="296852">
            <text:p>296852</text:p>
          </table:table-cell>
          <table:table-cell table:style-name="ce7" table:formula="of:=[.N3]/[.$B3]" office:value-type="percentage" office:value="0.10385072464123">
            <text:p>10.39%</text:p>
          </table:table-cell>
          <table:table-cell office:value-type="float" office:value="78853">
            <text:p>78853</text:p>
          </table:table-cell>
          <table:table-cell table:style-name="ce7" table:formula="of:=[.P3]/[.$B3]" office:value-type="percentage" office:value="0.0275859390879459">
            <text:p>2.76%</text:p>
          </table:table-cell>
          <table:table-cell office:value-type="float" office:value="6897">
            <text:p>6897</text:p>
          </table:table-cell>
          <table:table-cell table:style-name="ce7" table:formula="of:=[.R3]/[.$B3]" office:value-type="percentage" office:value="0.00241284696700903">
            <text:p>0.24%</text:p>
          </table:table-cell>
        </table:table-row>
        <table:table-row table:style-name="ro1">
          <table:table-cell table:style-name="ce1" office:value-type="float" office:value="1950">
            <text:p>1950</text:p>
          </table:table-cell>
          <table:table-cell office:value-type="float" office:value="3631512">
            <text:p>3631512</text:p>
          </table:table-cell>
          <table:table-cell office:value-type="float" office:value="24.1">
            <text:p>24.1</text:p>
          </table:table-cell>
          <table:table-cell office:value-type="float" office:value="5413">
            <text:p>5413</text:p>
          </table:table-cell>
          <table:table-cell table:style-name="ce7" table:formula="of:=[.D4]/[.$B4]" office:value-type="percentage" office:value="0.00149056371010202">
            <text:p>0.15%</text:p>
          </table:table-cell>
          <table:table-cell office:value-type="float" office:value="432911">
            <text:p>432911</text:p>
          </table:table-cell>
          <table:table-cell table:style-name="ce7" table:formula="of:=[.F4]/[.$B4]" office:value-type="percentage" office:value="0.119209574414183">
            <text:p>11.92%</text:p>
          </table:table-cell>
          <table:table-cell office:value-type="float" office:value="1155167">
            <text:p>1155167</text:p>
          </table:table-cell>
          <table:table-cell table:style-name="ce7" table:formula="of:=[.H4]/[.$B4]" office:value-type="percentage" office:value="0.318095327786333">
            <text:p>31.81%</text:p>
          </table:table-cell>
          <table:table-cell office:value-type="float" office:value="1041360">
            <text:p>1041360</text:p>
          </table:table-cell>
          <table:table-cell table:style-name="ce7" table:formula="of:=[.J4]/[.$B4]" office:value-type="percentage" office:value="0.286756590643236">
            <text:p>28.68%</text:p>
          </table:table-cell>
          <table:table-cell office:value-type="float" office:value="610816">
            <text:p>610816</text:p>
          </table:table-cell>
          <table:table-cell table:style-name="ce7" table:formula="of:=[.L4]/[.$B4]" office:value-type="percentage" office:value="0.168198810853441">
            <text:p>16.82%</text:p>
          </table:table-cell>
          <table:table-cell office:value-type="float" office:value="302780">
            <text:p>302780</text:p>
          </table:table-cell>
          <table:table-cell table:style-name="ce7" table:formula="of:=[.N4]/[.$B4]" office:value-type="percentage" office:value="0.0833757399121908">
            <text:p>8.34%</text:p>
          </table:table-cell>
          <table:table-cell office:value-type="float" office:value="77743">
            <text:p>77743</text:p>
          </table:table-cell>
          <table:table-cell table:style-name="ce7" table:formula="of:=[.P4]/[.$B4]" office:value-type="percentage" office:value="0.0214078874033736">
            <text:p>2.14%</text:p>
          </table:table-cell>
          <table:table-cell office:value-type="float" office:value="5322">
            <text:p>5322</text:p>
          </table:table-cell>
          <table:table-cell table:style-name="ce7" table:formula="of:=[.R4]/[.$B4]" office:value-type="percentage" office:value="0.00146550527714076">
            <text:p>0.15%</text:p>
          </table:table-cell>
        </table:table-row>
        <table:table-row table:style-name="ro1">
          <table:table-cell table:style-name="ce1" office:value-type="float" office:value="1955">
            <text:p>1955</text:p>
          </table:table-cell>
          <table:table-cell office:value-type="float" office:value="4014112">
            <text:p>4014112</text:p>
          </table:table-cell>
          <table:table-cell office:value-type="float" office:value="24.1">
            <text:p>24.1</text:p>
          </table:table-cell>
          <table:table-cell office:value-type="float" office:value="6181">
            <text:p>6181</text:p>
          </table:table-cell>
          <table:table-cell table:style-name="ce7" table:formula="of:=[.D5]/[.$B5]" office:value-type="percentage" office:value="0.00153981752377612">
            <text:p>0.15%</text:p>
          </table:table-cell>
          <table:table-cell office:value-type="float" office:value="493770">
            <text:p>493770</text:p>
          </table:table-cell>
          <table:table-cell table:style-name="ce7" table:formula="of:=[.F5]/[.$B5]" office:value-type="percentage" office:value="0.123008525920552">
            <text:p>12.30%</text:p>
          </table:table-cell>
          <table:table-cell office:value-type="float" office:value="1290939">
            <text:p>1290939</text:p>
          </table:table-cell>
          <table:table-cell table:style-name="ce7" table:formula="of:=[.H5]/[.$B5]" office:value-type="percentage" office:value="0.321600144689535">
            <text:p>32.16%</text:p>
          </table:table-cell>
          <table:table-cell office:value-type="float" office:value="1133155">
            <text:p>1133155</text:p>
          </table:table-cell>
          <table:table-cell table:style-name="ce7" table:formula="of:=[.J5]/[.$B5]" office:value-type="percentage" office:value="0.282292820927767">
            <text:p>28.23%</text:p>
          </table:table-cell>
          <table:table-cell office:value-type="float" office:value="732540">
            <text:p>732540</text:p>
          </table:table-cell>
          <table:table-cell table:style-name="ce7" table:formula="of:=[.L5]/[.$B5]" office:value-type="percentage" office:value="0.182491171148189">
            <text:p>18.25%</text:p>
          </table:table-cell>
          <table:table-cell office:value-type="float" office:value="352320">
            <text:p>352320</text:p>
          </table:table-cell>
          <table:table-cell table:style-name="ce7" table:formula="of:=[.N5]/[.$B5]" office:value-type="percentage" office:value="0.087770346218541">
            <text:p>8.78%</text:p>
          </table:table-cell>
          <table:table-cell office:value-type="float" office:value="89777">
            <text:p>89777</text:p>
          </table:table-cell>
          <table:table-cell table:style-name="ce7" table:formula="of:=[.P5]/[.$B5]" office:value-type="percentage" office:value="0.0223653450626191">
            <text:p>2.24%</text:p>
          </table:table-cell>
          <table:table-cell office:value-type="float" office:value="5430">
            <text:p>5430</text:p>
          </table:table-cell>
          <table:table-cell table:style-name="ce7" table:formula="of:=[.R5]/[.$B5]" office:value-type="percentage" office:value="0.00135272757710796">
            <text:p>0.14%</text:p>
          </table:table-cell>
        </table:table-row>
        <table:table-row table:style-name="ro1">
          <table:table-cell table:style-name="ce1" office:value-type="float" office:value="1960">
            <text:p>1960</text:p>
          </table:table-cell>
          <table:table-cell office:value-type="float" office:value="4257850">
            <text:p>4257850</text:p>
          </table:table-cell>
          <table:table-cell office:value-type="float" office:value="23.7">
            <text:p>23.7</text:p>
          </table:table-cell>
          <table:table-cell office:value-type="float" office:value="6780">
            <text:p>6780</text:p>
          </table:table-cell>
          <table:table-cell table:style-name="ce7" table:formula="of:=[.D6]/[.$B6]" office:value-type="percentage" office:value="0.00159235294808413">
            <text:p>0.16%</text:p>
          </table:table-cell>
          <table:table-cell office:value-type="float" office:value="586966">
            <text:p>586966</text:p>
          </table:table-cell>
          <table:table-cell table:style-name="ce7" table:formula="of:=[.F6]/[.$B6]" office:value-type="percentage" office:value="0.137855020726423">
            <text:p>13.79%</text:p>
          </table:table-cell>
          <table:table-cell office:value-type="float" office:value="1426912">
            <text:p>1426912</text:p>
          </table:table-cell>
          <table:table-cell table:style-name="ce7" table:formula="of:=[.H6]/[.$B6]" office:value-type="percentage" office:value="0.335125004403631">
            <text:p>33.51%</text:p>
          </table:table-cell>
          <table:table-cell office:value-type="float" office:value="1092816">
            <text:p>1092816</text:p>
          </table:table-cell>
          <table:table-cell table:style-name="ce7" table:formula="of:=[.J6]/[.$B6]" office:value-type="percentage" office:value="0.256659111993142">
            <text:p>25.67%</text:p>
          </table:table-cell>
          <table:table-cell office:value-type="float" office:value="687722">
            <text:p>687722</text:p>
          </table:table-cell>
          <table:table-cell table:style-name="ce7" table:formula="of:=[.L6]/[.$B6]" office:value-type="percentage" office:value="0.161518606808601">
            <text:p>16.15%</text:p>
          </table:table-cell>
          <table:table-cell office:value-type="float" office:value="359908">
            <text:p>359908</text:p>
          </table:table-cell>
          <table:table-cell table:style-name="ce7" table:formula="of:=[.N6]/[.$B6]" office:value-type="percentage" office:value="0.0845281069084162">
            <text:p>8.45%</text:p>
          </table:table-cell>
          <table:table-cell office:value-type="float" office:value="91564">
            <text:p>91564</text:p>
          </table:table-cell>
          <table:table-cell table:style-name="ce7" table:formula="of:=[.P6]/[.$B6]" office:value-type="percentage" office:value="0.0215047500499078">
            <text:p>2.15%</text:p>
          </table:table-cell>
          <table:table-cell office:value-type="float" office:value="5182">
            <text:p>5182</text:p>
          </table:table-cell>
          <table:table-cell table:style-name="ce7" table:formula="of:=[.R6]/[.$B6]" office:value-type="percentage" office:value="0.00121704616179527">
            <text:p>0.12%</text:p>
          </table:table-cell>
        </table:table-row>
        <table:table-row table:style-name="ro1">
          <table:table-cell table:style-name="ce1" office:value-type="float" office:value="1965">
            <text:p>1965</text:p>
          </table:table-cell>
          <table:table-cell office:value-type="float" office:value="3760358">
            <text:p>3760358</text:p>
          </table:table-cell>
          <table:table-cell office:value-type="float" office:value="23.7">
            <text:p>23.7</text:p>
          </table:table-cell>
          <table:table-cell office:value-type="float" office:value="7768">
            <text:p>7768</text:p>
          </table:table-cell>
          <table:table-cell table:style-name="ce7" table:formula="of:=[.D7]/[.$B7]" office:value-type="percentage" office:value="0.00206576076001274">
            <text:p>0.21%</text:p>
          </table:table-cell>
          <table:table-cell office:value-type="float" office:value="590894">
            <text:p>590894</text:p>
          </table:table-cell>
          <table:table-cell table:style-name="ce7" table:formula="of:=[.F7]/[.$B7]" office:value-type="percentage" office:value="0.1571376980596">
            <text:p>15.71%</text:p>
          </table:table-cell>
          <table:table-cell office:value-type="float" office:value="1337350">
            <text:p>1337350</text:p>
          </table:table-cell>
          <table:table-cell table:style-name="ce7" table:formula="of:=[.H7]/[.$B7]" office:value-type="percentage" office:value="0.355644329609042">
            <text:p>35.56%</text:p>
          </table:table-cell>
          <table:table-cell office:value-type="float" office:value="925732">
            <text:p>925732</text:p>
          </table:table-cell>
          <table:table-cell table:style-name="ce7" table:formula="of:=[.J7]/[.$B7]" office:value-type="percentage" office:value="0.246181879491261">
            <text:p>24.62%</text:p>
          </table:table-cell>
          <table:table-cell office:value-type="float" office:value="529376">
            <text:p>529376</text:p>
          </table:table-cell>
          <table:table-cell table:style-name="ce7" table:formula="of:=[.L7]/[.$B7]" office:value-type="percentage" office:value="0.140778085490796">
            <text:p>14.08%</text:p>
          </table:table-cell>
          <table:table-cell office:value-type="float" office:value="282908">
            <text:p>282908</text:p>
          </table:table-cell>
          <table:table-cell table:style-name="ce7" table:formula="of:=[.N7]/[.$B7]" office:value-type="percentage" office:value="0.0752343260934198">
            <text:p>7.52%</text:p>
          </table:table-cell>
          <table:table-cell office:value-type="float" office:value="81716">
            <text:p>81716</text:p>
          </table:table-cell>
          <table:table-cell table:style-name="ce7" table:formula="of:=[.P7]/[.$B7]" office:value-type="percentage" office:value="0.0217309096633884">
            <text:p>2.17%</text:p>
          </table:table-cell>
          <table:table-cell office:value-type="float" office:value="4614">
            <text:p>4614</text:p>
          </table:table-cell>
          <table:table-cell table:style-name="ce7" table:formula="of:=[.R7]/[.$B7]" office:value-type="percentage" office:value="0.00122701083247925">
            <text:p>0.12%</text:p>
          </table:table-cell>
        </table:table-row>
        <table:table-row table:style-name="ro1">
          <table:table-cell table:style-name="ce1" office:value-type="float" office:value="1970">
            <text:p>1970</text:p>
          </table:table-cell>
          <table:table-cell office:value-type="float" office:value="3731386">
            <text:p>3731386</text:p>
          </table:table-cell>
          <table:table-cell office:value-type="float" office:value="18.4">
            <text:p>18.4</text:p>
          </table:table-cell>
          <table:table-cell office:value-type="float" office:value="11752">
            <text:p>11752</text:p>
          </table:table-cell>
          <table:table-cell table:style-name="ce7" table:formula="of:=[.D8]/[.$B8]" office:value-type="percentage" office:value="0.00314949994452463">
            <text:p>0.31%</text:p>
          </table:table-cell>
          <table:table-cell office:value-type="float" office:value="644708">
            <text:p>644708</text:p>
          </table:table-cell>
          <table:table-cell table:style-name="ce7" table:formula="of:=[.F8]/[.$B8]" office:value-type="percentage" office:value="0.172779766017239">
            <text:p>17.28%</text:p>
          </table:table-cell>
          <table:table-cell office:value-type="float" office:value="1418874">
            <text:p>1418874</text:p>
          </table:table-cell>
          <table:table-cell table:style-name="ce7" table:formula="of:=[.H8]/[.$B8]" office:value-type="percentage" office:value="0.380253878853595">
            <text:p>38.03%</text:p>
          </table:table-cell>
          <table:table-cell office:value-type="float" office:value="994904">
            <text:p>994904</text:p>
          </table:table-cell>
          <table:table-cell table:style-name="ce7" table:formula="of:=[.J8]/[.$B8]" office:value-type="percentage" office:value="0.266631219605798">
            <text:p>26.66%</text:p>
          </table:table-cell>
          <table:table-cell office:value-type="float" office:value="427806">
            <text:p>427806</text:p>
          </table:table-cell>
          <table:table-cell table:style-name="ce7" table:formula="of:=[.L8]/[.$B8]" office:value-type="percentage" office:value="0.114650695478838">
            <text:p>11.47%</text:p>
          </table:table-cell>
          <table:table-cell office:value-type="float" office:value="180244">
            <text:p>180244</text:p>
          </table:table-cell>
          <table:table-cell table:style-name="ce7" table:formula="of:=[.N8]/[.$B8]" office:value-type="percentage" office:value="0.0483048390062031">
            <text:p>4.83%</text:p>
          </table:table-cell>
          <table:table-cell office:value-type="float" office:value="49952">
            <text:p>49952</text:p>
          </table:table-cell>
          <table:table-cell table:style-name="ce7" table:formula="of:=[.P8]/[.$B8]" office:value-type="percentage" office:value="0.0133869827458215">
            <text:p>1.34%</text:p>
          </table:table-cell>
          <table:table-cell office:value-type="float" office:value="3146">
            <text:p>3146</text:p>
          </table:table-cell>
          <table:table-cell table:style-name="ce7" table:formula="of:=[.R8]/[.$B8]" office:value-type="percentage" office:value="0.000843118347981152">
            <text:p>0.08%</text:p>
          </table:table-cell>
        </table:table-row>
        <table:table-row table:style-name="ro1">
          <table:table-cell table:style-name="ce1" office:value-type="float" office:value="1975">
            <text:p>1975</text:p>
          </table:table-cell>
          <table:table-cell office:value-type="float" office:value="3144198">
            <text:p>3144198</text:p>
          </table:table-cell>
          <table:table-cell office:value-type="float" office:value="18.4">
            <text:p>18.4</text:p>
          </table:table-cell>
          <table:table-cell office:value-type="float" office:value="12642">
            <text:p>12642</text:p>
          </table:table-cell>
          <table:table-cell table:style-name="ce7" table:formula="of:=[.D9]/[.$B9]" office:value-type="percentage" office:value="0.00402073915192364">
            <text:p>0.40%</text:p>
          </table:table-cell>
          <table:table-cell office:value-type="float" office:value="582238">
            <text:p>582238</text:p>
          </table:table-cell>
          <table:table-cell table:style-name="ce7" table:formula="of:=[.F9]/[.$B9]" office:value-type="percentage" office:value="0.185178541554953">
            <text:p>18.52%</text:p>
          </table:table-cell>
          <table:table-cell office:value-type="float" office:value="1093676">
            <text:p>1093676</text:p>
          </table:table-cell>
          <table:table-cell table:style-name="ce7" table:formula="of:=[.H9]/[.$B9]" office:value-type="percentage" office:value="0.347839417237718">
            <text:p>34.78%</text:p>
          </table:table-cell>
          <table:table-cell office:value-type="float" office:value="936786">
            <text:p>936786</text:p>
          </table:table-cell>
          <table:table-cell table:style-name="ce7" table:formula="of:=[.J9]/[.$B9]" office:value-type="percentage" office:value="0.29794116019411">
            <text:p>29.79%</text:p>
          </table:table-cell>
          <table:table-cell office:value-type="float" office:value="375500">
            <text:p>375500</text:p>
          </table:table-cell>
          <table:table-cell table:style-name="ce7" table:formula="of:=[.L9]/[.$B9]" office:value-type="percentage" office:value="0.119426321115909">
            <text:p>11.94%</text:p>
          </table:table-cell>
          <table:table-cell office:value-type="float" office:value="115409">
            <text:p>115409</text:p>
          </table:table-cell>
          <table:table-cell table:style-name="ce7" table:formula="of:=[.N9]/[.$B9]" office:value-type="percentage" office:value="0.0367053856023062">
            <text:p>3.67%</text:p>
          </table:table-cell>
          <table:table-cell office:value-type="float" office:value="26319">
            <text:p>26319</text:p>
          </table:table-cell>
          <table:table-cell table:style-name="ce7" table:formula="of:=[.P9]/[.$B9]" office:value-type="percentage" office:value="0.00837065604647036">
            <text:p>0.84%</text:p>
          </table:table-cell>
          <table:table-cell office:value-type="float" office:value="1628">
            <text:p>1628</text:p>
          </table:table-cell>
          <table:table-cell table:style-name="ce7" table:formula="of:=[.R9]/[.$B9]" office:value-type="percentage" office:value="0.000517779096609056">
            <text:p>0.05%</text:p>
          </table:table-cell>
        </table:table-row>
        <table:table-row table:style-name="ro1">
          <table:table-cell table:style-name="ce1" office:value-type="float" office:value="1980">
            <text:p>1980</text:p>
          </table:table-cell>
          <table:table-cell office:value-type="float" office:value="3612258">
            <text:p>3612258</text:p>
          </table:table-cell>
          <table:table-cell office:value-type="float" office:value="15.9">
            <text:p>15.9</text:p>
          </table:table-cell>
          <table:table-cell office:value-type="float" office:value="10169">
            <text:p>10169</text:p>
          </table:table-cell>
          <table:table-cell table:style-name="ce7" table:formula="of:=[.D10]/[.$B10]" office:value-type="percentage" office:value="0.00281513668182062">
            <text:p>0.28%</text:p>
          </table:table-cell>
          <table:table-cell office:value-type="float" office:value="552161">
            <text:p>552161</text:p>
          </table:table-cell>
          <table:table-cell table:style-name="ce7" table:formula="of:=[.F10]/[.$B10]" office:value-type="percentage" office:value="0.152857575510941">
            <text:p>15.29%</text:p>
          </table:table-cell>
          <table:table-cell office:value-type="float" office:value="1226200">
            <text:p>1226200</text:p>
          </table:table-cell>
          <table:table-cell table:style-name="ce7" table:formula="of:=[.H10]/[.$B10]" office:value-type="percentage" office:value="0.339455265930617">
            <text:p>33.95%</text:p>
          </table:table-cell>
          <table:table-cell office:value-type="float" office:value="1108291">
            <text:p>1108291</text:p>
          </table:table-cell>
          <table:table-cell table:style-name="ce7" table:formula="of:=[.J10]/[.$B10]" office:value-type="percentage" office:value="0.306813909748418">
            <text:p>30.68%</text:p>
          </table:table-cell>
          <table:table-cell office:value-type="float" office:value="550354">
            <text:p>550354</text:p>
          </table:table-cell>
          <table:table-cell table:style-name="ce7" table:formula="of:=[.L10]/[.$B10]" office:value-type="percentage" office:value="0.152357334387522">
            <text:p>15.24%</text:p>
          </table:table-cell>
          <table:table-cell office:value-type="float" office:value="140793">
            <text:p>140793</text:p>
          </table:table-cell>
          <table:table-cell table:style-name="ce7" table:formula="of:=[.N10]/[.$B10]" office:value-type="percentage" office:value="0.0389764518481238">
            <text:p>3.90%</text:p>
          </table:table-cell>
          <table:table-cell office:value-type="float" office:value="23090">
            <text:p>23090</text:p>
          </table:table-cell>
          <table:table-cell table:style-name="ce7" table:formula="of:=[.P10]/[.$B10]" office:value-type="percentage" office:value="0.00639212370766429">
            <text:p>0.64%</text:p>
          </table:table-cell>
          <table:table-cell office:value-type="float" office:value="1200">
            <text:p>1200</text:p>
          </table:table-cell>
          <table:table-cell table:style-name="ce7" table:formula="of:=[.R10]/[.$B10]" office:value-type="percentage" office:value="0.00033220218489377">
            <text:p>0.03%</text:p>
          </table:table-cell>
        </table:table-row>
        <table:table-row table:style-name="ro1">
          <table:table-cell table:style-name="ce1" office:value-type="float" office:value="1985">
            <text:p>1985</text:p>
          </table:table-cell>
          <table:table-cell office:value-type="float" office:value="3760561">
            <text:p>3760561</text:p>
          </table:table-cell>
          <table:table-cell office:value-type="float" office:value="15.9">
            <text:p>15.9</text:p>
          </table:table-cell>
          <table:table-cell office:value-type="float" office:value="10220">
            <text:p>10220</text:p>
          </table:table-cell>
          <table:table-cell table:style-name="ce7" table:formula="of:=[.D11]/[.$B11]" office:value-type="percentage" office:value="0.00271767962280096">
            <text:p>0.27%</text:p>
          </table:table-cell>
          <table:table-cell office:value-type="float" office:value="467485">
            <text:p>467485</text:p>
          </table:table-cell>
          <table:table-cell table:style-name="ce7" table:formula="of:=[.F11]/[.$B11]" office:value-type="percentage" office:value="0.124312569321439">
            <text:p>12.43%</text:p>
          </table:table-cell>
          <table:table-cell office:value-type="float" office:value="1141320">
            <text:p>1141320</text:p>
          </table:table-cell>
          <table:table-cell table:style-name="ce7" table:formula="of:=[.H11]/[.$B11]" office:value-type="percentage" office:value="0.303497270752954">
            <text:p>30.35%</text:p>
          </table:table-cell>
          <table:table-cell office:value-type="float" office:value="1201350">
            <text:p>1201350</text:p>
          </table:table-cell>
          <table:table-cell table:style-name="ce7" table:formula="of:=[.J11]/[.$B11]" office:value-type="percentage" office:value="0.319460314564768">
            <text:p>31.95%</text:p>
          </table:table-cell>
          <table:table-cell office:value-type="float" office:value="696354">
            <text:p>696354</text:p>
          </table:table-cell>
          <table:table-cell table:style-name="ce7" table:formula="of:=[.L11]/[.$B11]" office:value-type="percentage" office:value="0.185172903723673">
            <text:p>18.52%</text:p>
          </table:table-cell>
          <table:table-cell office:value-type="float" office:value="214336">
            <text:p>214336</text:p>
          </table:table-cell>
          <table:table-cell table:style-name="ce7" table:formula="of:=[.N11]/[.$B11]" office:value-type="percentage" office:value="0.0569957514317678">
            <text:p>5.70%</text:p>
          </table:table-cell>
          <table:table-cell office:value-type="float" office:value="28334">
            <text:p>28334</text:p>
          </table:table-cell>
          <table:table-cell table:style-name="ce7" table:formula="of:=[.P11]/[.$B11]" office:value-type="percentage" office:value="0.00753451413233292">
            <text:p>0.75%</text:p>
          </table:table-cell>
          <table:table-cell office:value-type="float" office:value="1162">
            <text:p>1162</text:p>
          </table:table-cell>
          <table:table-cell table:style-name="ce7" table:formula="of:=[.R11]/[.$B11]" office:value-type="percentage" office:value="0.000308996450263671">
            <text:p>0.03%</text:p>
          </table:table-cell>
        </table:table-row>
        <table:table-row table:style-name="ro1">
          <table:table-cell table:style-name="ce1" office:value-type="float" office:value="1990">
            <text:p>1990</text:p>
          </table:table-cell>
          <table:table-cell office:value-type="float" office:value="4158212">
            <text:p>4158212</text:p>
          </table:table-cell>
          <table:table-cell office:value-type="float" office:value="16.7">
            <text:p>16.7</text:p>
          </table:table-cell>
          <table:table-cell office:value-type="float" office:value="11657">
            <text:p>11657</text:p>
          </table:table-cell>
          <table:table-cell table:style-name="ce7" table:formula="of:=[.D12]/[.$B12]" office:value-type="percentage" office:value="0.00280336837082862">
            <text:p>0.28%</text:p>
          </table:table-cell>
          <table:table-cell office:value-type="float" office:value="521826">
            <text:p>521826</text:p>
          </table:table-cell>
          <table:table-cell table:style-name="ce7" table:formula="of:=[.F12]/[.$B12]" office:value-type="percentage" office:value="0.125492880112895">
            <text:p>12.55%</text:p>
          </table:table-cell>
          <table:table-cell office:value-type="float" office:value="1093730">
            <text:p>1093730</text:p>
          </table:table-cell>
          <table:table-cell table:style-name="ce7" table:formula="of:=[.H12]/[.$B12]" office:value-type="percentage" office:value="0.263028917236543">
            <text:p>26.30%</text:p>
          </table:table-cell>
          <table:table-cell office:value-type="float" office:value="1277108">
            <text:p>1277108</text:p>
          </table:table-cell>
          <table:table-cell table:style-name="ce7" table:formula="of:=[.J12]/[.$B12]" office:value-type="percentage" office:value="0.307129121843716">
            <text:p>30.71%</text:p>
          </table:table-cell>
          <table:table-cell office:value-type="float" office:value="886063">
            <text:p>886063</text:p>
          </table:table-cell>
          <table:table-cell table:style-name="ce7" table:formula="of:=[.L12]/[.$B12]" office:value-type="percentage" office:value="0.21308750010822">
            <text:p>21.31%</text:p>
          </table:table-cell>
          <table:table-cell office:value-type="float" office:value="317583">
            <text:p>317583</text:p>
          </table:table-cell>
          <table:table-cell table:style-name="ce7" table:formula="of:=[.N12]/[.$B12]" office:value-type="percentage" office:value="0.0763748938245573">
            <text:p>7.64%</text:p>
          </table:table-cell>
          <table:table-cell office:value-type="float" office:value="48607">
            <text:p>48607</text:p>
          </table:table-cell>
          <table:table-cell table:style-name="ce7" table:formula="of:=[.P12]/[.$B12]" office:value-type="percentage" office:value="0.0116893991936919">
            <text:p>1.17%</text:p>
          </table:table-cell>
          <table:table-cell office:value-type="float" office:value="1638">
            <text:p>1638</text:p>
          </table:table-cell>
          <table:table-cell table:style-name="ce7" table:formula="of:=[.R12]/[.$B12]" office:value-type="percentage" office:value="0.000393919309549393">
            <text:p>0.04%</text:p>
          </table:table-cell>
        </table:table-row>
        <table:table-row table:style-name="ro1">
          <table:table-cell table:style-name="ce1" office:value-type="float" office:value="1995">
            <text:p>1995</text:p>
          </table:table-cell>
          <table:table-cell office:value-type="float" office:value="3899589">
            <text:p>3899589</text:p>
          </table:table-cell>
          <table:table-cell office:value-type="float" office:value="16.7">
            <text:p>16.7</text:p>
          </table:table-cell>
          <table:table-cell office:value-type="float" office:value="12242">
            <text:p>12242</text:p>
          </table:table-cell>
          <table:table-cell table:style-name="ce7" table:formula="of:=[.D13]/[.$B13]" office:value-type="percentage" office:value="0.00313930519344475">
            <text:p>0.31%</text:p>
          </table:table-cell>
          <table:table-cell office:value-type="float" office:value="499873">
            <text:p>499873</text:p>
          </table:table-cell>
          <table:table-cell table:style-name="ce7" table:formula="of:=[.F13]/[.$B13]" office:value-type="percentage" office:value="0.128186072942559">
            <text:p>12.82%</text:p>
          </table:table-cell>
          <table:table-cell office:value-type="float" office:value="965547">
            <text:p>965547</text:p>
          </table:table-cell>
          <table:table-cell table:style-name="ce7" table:formula="of:=[.H13]/[.$B13]" office:value-type="percentage" office:value="0.247602247313755">
            <text:p>24.76%</text:p>
          </table:table-cell>
          <table:table-cell office:value-type="float" office:value="1063539">
            <text:p>1063539</text:p>
          </table:table-cell>
          <table:table-cell table:style-name="ce7" table:formula="of:=[.J13]/[.$B13]" office:value-type="percentage" office:value="0.272731049349047">
            <text:p>27.27%</text:p>
          </table:table-cell>
          <table:table-cell office:value-type="float" office:value="904666">
            <text:p>904666</text:p>
          </table:table-cell>
          <table:table-cell table:style-name="ce7" table:formula="of:=[.L13]/[.$B13]" office:value-type="percentage" office:value="0.231990089211966">
            <text:p>23.20%</text:p>
          </table:table-cell>
          <table:table-cell office:value-type="float" office:value="383745">
            <text:p>383745</text:p>
          </table:table-cell>
          <table:table-cell table:style-name="ce7" table:formula="of:=[.N13]/[.$B13]" office:value-type="percentage" office:value="0.098406524379877">
            <text:p>9.84%</text:p>
          </table:table-cell>
          <table:table-cell office:value-type="float" office:value="67250">
            <text:p>67250</text:p>
          </table:table-cell>
          <table:table-cell table:style-name="ce7" table:formula="of:=[.P13]/[.$B13]" office:value-type="percentage" office:value="0.0172454071441888">
            <text:p>1.72%</text:p>
          </table:table-cell>
          <table:table-cell office:value-type="float" office:value="2727">
            <text:p>2727</text:p>
          </table:table-cell>
          <table:table-cell table:style-name="ce7" table:formula="of:=[.R13]/[.$B13]" office:value-type="percentage" office:value="0.000699304465162867">
            <text:p>0.07%</text:p>
          </table:table-cell>
        </table:table-row>
        <table:table-row table:style-name="ro1">
          <table:table-cell table:style-name="ce1" office:value-type="float" office:value="1996">
            <text:p>1996</text:p>
          </table:table-cell>
          <table:table-cell office:value-type="float" office:value="3914953">
            <text:p>3914953</text:p>
          </table:table-cell>
          <table:table-cell office:value-type="float" office:value="16.7">
            <text:p>16.7</text:p>
          </table:table-cell>
          <table:table-cell office:value-type="float" office:value="11242">
            <text:p>11242</text:p>
          </table:table-cell>
          <table:table-cell table:style-name="ce7" table:formula="of:=[.D14]/[.$B14]" office:value-type="percentage" office:value="0.00287155426897845">
            <text:p>0.29%</text:p>
          </table:table-cell>
          <table:table-cell office:value-type="float" office:value="494272">
            <text:p>494272</text:p>
          </table:table-cell>
          <table:table-cell table:style-name="ce7" table:formula="of:=[.F14]/[.$B14]" office:value-type="percentage" office:value="0.126252345813602">
            <text:p>12.63%</text:p>
          </table:table-cell>
          <table:table-cell office:value-type="float" office:value="951247">
            <text:p>951247</text:p>
          </table:table-cell>
          <table:table-cell table:style-name="ce7" table:formula="of:=[.H14]/[.$B14]" office:value-type="percentage" office:value="0.242977885047407">
            <text:p>24.30%</text:p>
          </table:table-cell>
          <table:table-cell office:value-type="float" office:value="1078411">
            <text:p>1078411</text:p>
          </table:table-cell>
          <table:table-cell table:style-name="ce7" table:formula="of:=[.J14]/[.$B14]" office:value-type="percentage" office:value="0.275459501046373">
            <text:p>27.55%</text:p>
          </table:table-cell>
          <table:table-cell office:value-type="float" office:value="904329">
            <text:p>904329</text:p>
          </table:table-cell>
          <table:table-cell table:style-name="ce7" table:formula="of:=[.L14]/[.$B14]" office:value-type="percentage" office:value="0.230993577700677">
            <text:p>23.10%</text:p>
          </table:table-cell>
          <table:table-cell office:value-type="float" office:value="400810">
            <text:p>400810</text:p>
          </table:table-cell>
          <table:table-cell table:style-name="ce7" table:formula="of:=[.N14]/[.$B14]" office:value-type="percentage" office:value="0.102379262279777">
            <text:p>10.24%</text:p>
          </table:table-cell>
          <table:table-cell office:value-type="float" office:value="71663">
            <text:p>71663</text:p>
          </table:table-cell>
          <table:table-cell table:style-name="ce7" table:formula="of:=[.P14]/[.$B14]" office:value-type="percentage" office:value="0.0183049451679241">
            <text:p>1.83%</text:p>
          </table:table-cell>
          <table:table-cell office:value-type="float" office:value="2980">
            <text:p>2980</text:p>
          </table:table-cell>
          <table:table-cell table:style-name="ce7" table:formula="of:=[.R14]/[.$B14]" office:value-type="percentage" office:value="0.000761184106169346">
            <text:p>0.08%</text:p>
          </table:table-cell>
        </table:table-row>
        <table:table-row table:style-name="ro1">
          <table:table-cell table:style-name="ce1" office:value-type="float" office:value="1997">
            <text:p>1997</text:p>
          </table:table-cell>
          <table:table-cell office:value-type="float" office:value="3880894">
            <text:p>3880894</text:p>
          </table:table-cell>
          <table:table-cell office:value-type="float" office:value="16.7">
            <text:p>16.7</text:p>
          </table:table-cell>
          <table:table-cell office:value-type="float" office:value="10121">
            <text:p>10121</text:p>
          </table:table-cell>
          <table:table-cell table:style-name="ce7" table:formula="of:=[.D15]/[.$B15]" office:value-type="percentage" office:value="0.00260790426123465">
            <text:p>0.26%</text:p>
          </table:table-cell>
          <table:table-cell office:value-type="float" office:value="483220">
            <text:p>483220</text:p>
          </table:table-cell>
          <table:table-cell table:style-name="ce7" table:formula="of:=[.F15]/[.$B15]" office:value-type="percentage" office:value="0.124512547882009">
            <text:p>12.45%</text:p>
          </table:table-cell>
          <table:table-cell office:value-type="float" office:value="942048">
            <text:p>942048</text:p>
          </table:table-cell>
          <table:table-cell table:style-name="ce7" table:formula="of:=[.H15]/[.$B15]" office:value-type="percentage" office:value="0.242739946002132">
            <text:p>24.27%</text:p>
          </table:table-cell>
          <table:table-cell office:value-type="float" office:value="1069436">
            <text:p>1069436</text:p>
          </table:table-cell>
          <table:table-cell table:style-name="ce7" table:formula="of:=[.J15]/[.$B15]" office:value-type="percentage" office:value="0.275564341618194">
            <text:p>27.56%</text:p>
          </table:table-cell>
          <table:table-cell office:value-type="float" office:value="886798">
            <text:p>886798</text:p>
          </table:table-cell>
          <table:table-cell table:style-name="ce7" table:formula="of:=[.L15]/[.$B15]" office:value-type="percentage" office:value="0.228503535525577">
            <text:p>22.85%</text:p>
          </table:table-cell>
          <table:table-cell office:value-type="float" office:value="409710">
            <text:p>409710</text:p>
          </table:table-cell>
          <table:table-cell table:style-name="ce7" table:formula="of:=[.N15]/[.$B15]" office:value-type="percentage" office:value="0.105571035952025">
            <text:p>10.56%</text:p>
          </table:table-cell>
          <table:table-cell office:value-type="float" office:value="76084">
            <text:p>76084</text:p>
          </table:table-cell>
          <table:table-cell table:style-name="ce7" table:formula="of:=[.P15]/[.$B15]" office:value-type="percentage" office:value="0.0196047611710085">
            <text:p>1.96%</text:p>
          </table:table-cell>
          <table:table-cell office:value-type="float" office:value="3333">
            <text:p>3333</text:p>
          </table:table-cell>
          <table:table-cell table:style-name="ce7" table:formula="of:=[.R15]/[.$B15]" office:value-type="percentage" office:value="0.000858822735173906">
            <text:p>0.09%</text:p>
          </table:table-cell>
        </table:table-row>
        <table:table-row table:style-name="ro1">
          <table:table-cell table:style-name="ce1" office:value-type="float" office:value="1998">
            <text:p>1998</text:p>
          </table:table-cell>
          <table:table-cell office:value-type="float" office:value="3941553">
            <text:p>3941553</text:p>
          </table:table-cell>
          <table:table-cell office:value-type="float" office:value="16.7">
            <text:p>16.7</text:p>
          </table:table-cell>
          <table:table-cell office:value-type="float" office:value="9462">
            <text:p>9462</text:p>
          </table:table-cell>
          <table:table-cell table:style-name="ce7" table:formula="of:=[.D16]/[.$B16]" office:value-type="percentage" office:value="0.00240057662550776">
            <text:p>0.24%</text:p>
          </table:table-cell>
          <table:table-cell office:value-type="float" office:value="484895">
            <text:p>484895</text:p>
          </table:table-cell>
          <table:table-cell table:style-name="ce7" table:formula="of:=[.F16]/[.$B16]" office:value-type="percentage" office:value="0.123021306576367">
            <text:p>12.30%</text:p>
          </table:table-cell>
          <table:table-cell office:value-type="float" office:value="965122">
            <text:p>965122</text:p>
          </table:table-cell>
          <table:table-cell table:style-name="ce7" table:formula="of:=[.H16]/[.$B16]" office:value-type="percentage" office:value="0.244858308387582">
            <text:p>24.49%</text:p>
          </table:table-cell>
          <table:table-cell office:value-type="float" office:value="1083010">
            <text:p>1083010</text:p>
          </table:table-cell>
          <table:table-cell table:style-name="ce7" table:formula="of:=[.J16]/[.$B16]" office:value-type="percentage" office:value="0.274767331556876">
            <text:p>27.48%</text:p>
          </table:table-cell>
          <table:table-cell office:value-type="float" office:value="889365">
            <text:p>889365</text:p>
          </table:table-cell>
          <table:table-cell table:style-name="ce7" table:formula="of:=[.L16]/[.$B16]" office:value-type="percentage" office:value="0.225638219250128">
            <text:p>22.56%</text:p>
          </table:table-cell>
          <table:table-cell office:value-type="float" office:value="424890">
            <text:p>424890</text:p>
          </table:table-cell>
          <table:table-cell table:style-name="ce7" table:formula="of:=[.N16]/[.$B16]" office:value-type="percentage" office:value="0.10779761175354">
            <text:p>10.78%</text:p>
          </table:table-cell>
          <table:table-cell office:value-type="float" office:value="81027">
            <text:p>81027</text:p>
          </table:table-cell>
          <table:table-cell table:style-name="ce7" table:formula="of:=[.P16]/[.$B16]" office:value-type="percentage" office:value="0.020557125579689">
            <text:p>2.06%</text:p>
          </table:table-cell>
          <table:table-cell office:value-type="float" office:value="3782">
            <text:p>3782</text:p>
          </table:table-cell>
          <table:table-cell table:style-name="ce7" table:formula="of:=[.R16]/[.$B16]" office:value-type="percentage" office:value="0.000959520270309698">
            <text:p>0.10%</text:p>
          </table:table-cell>
        </table:table-row>
        <table:table-row table:style-name="ro1">
          <table:table-cell table:style-name="ce1" office:value-type="float" office:value="1999">
            <text:p>1999</text:p>
          </table:table-cell>
          <table:table-cell office:value-type="float" office:value="3959417">
            <text:p>3959417</text:p>
          </table:table-cell>
          <table:table-cell office:value-type="float" office:value="16.7">
            <text:p>16.7</text:p>
          </table:table-cell>
          <table:table-cell office:value-type="float" office:value="9054">
            <text:p>9054</text:p>
          </table:table-cell>
          <table:table-cell table:style-name="ce7" table:formula="of:=[.D17]/[.$B17]" office:value-type="percentage" office:value="0.00228670028946181">
            <text:p>0.23%</text:p>
          </table:table-cell>
          <table:table-cell office:value-type="float" office:value="476050">
            <text:p>476050</text:p>
          </table:table-cell>
          <table:table-cell table:style-name="ce7" table:formula="of:=[.F17]/[.$B17]" office:value-type="percentage" office:value="0.120232347338005">
            <text:p>12.02%</text:p>
          </table:table-cell>
          <table:table-cell office:value-type="float" office:value="981929">
            <text:p>981929</text:p>
          </table:table-cell>
          <table:table-cell table:style-name="ce7" table:formula="of:=[.H17]/[.$B17]" office:value-type="percentage" office:value="0.247998379559415">
            <text:p>24.80%</text:p>
          </table:table-cell>
          <table:table-cell office:value-type="float" office:value="1078252">
            <text:p>1078252</text:p>
          </table:table-cell>
          <table:table-cell table:style-name="ce7" table:formula="of:=[.J17]/[.$B17]" office:value-type="percentage" office:value="0.272325951017536">
            <text:p>27.23%</text:p>
          </table:table-cell>
          <table:table-cell office:value-type="float" office:value="892400">
            <text:p>892400</text:p>
          </table:table-cell>
          <table:table-cell table:style-name="ce7" table:formula="of:=[.L17]/[.$B17]" office:value-type="percentage" office:value="0.225386717286914">
            <text:p>22.54%</text:p>
          </table:table-cell>
          <table:table-cell office:value-type="float" office:value="434294">
            <text:p>434294</text:p>
          </table:table-cell>
          <table:table-cell table:style-name="ce7" table:formula="of:=[.N17]/[.$B17]" office:value-type="percentage" office:value="0.109686350288439">
            <text:p>10.97%</text:p>
          </table:table-cell>
          <table:table-cell office:value-type="float" office:value="83090">
            <text:p>83090</text:p>
          </table:table-cell>
          <table:table-cell table:style-name="ce7" table:formula="of:=[.P17]/[.$B17]" office:value-type="percentage" office:value="0.0209854127514227">
            <text:p>2.10%</text:p>
          </table:table-cell>
          <table:table-cell office:value-type="float" office:value="4348">
            <text:p>4348</text:p>
          </table:table-cell>
          <table:table-cell table:style-name="ce7" table:formula="of:=[.R17]/[.$B17]" office:value-type="percentage" office:value="0.00109814146880715">
            <text:p>0.11%</text:p>
          </table:table-cell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float" office:value="4058814">
            <text:p>4058814</text:p>
          </table:table-cell>
          <table:table-cell office:value-type="float" office:value="14.4">
            <text:p>14.4</text:p>
          </table:table-cell>
          <table:table-cell office:value-type="float" office:value="8519">
            <text:p>8519</text:p>
          </table:table-cell>
          <table:table-cell table:style-name="ce7" table:formula="of:=[.D18]/[.$B18]" office:value-type="percentage" office:value="0.00209888898579733">
            <text:p>0.21%</text:p>
          </table:table-cell>
          <table:table-cell office:value-type="float" office:value="468990">
            <text:p>468990</text:p>
          </table:table-cell>
          <table:table-cell table:style-name="ce7" table:formula="of:=[.F18]/[.$B18]" office:value-type="percentage" office:value="0.115548532157423">
            <text:p>11.55%</text:p>
          </table:table-cell>
          <table:table-cell office:value-type="float" office:value="1017806">
            <text:p>1017806</text:p>
          </table:table-cell>
          <table:table-cell table:style-name="ce7" table:formula="of:=[.H18]/[.$B18]" office:value-type="percentage" office:value="0.250764385852616">
            <text:p>25.08%</text:p>
          </table:table-cell>
          <table:table-cell office:value-type="float" office:value="1087547">
            <text:p>1087547</text:p>
          </table:table-cell>
          <table:table-cell table:style-name="ce7" table:formula="of:=[.J18]/[.$B18]" office:value-type="percentage" office:value="0.267946991411777">
            <text:p>26.79%</text:p>
          </table:table-cell>
          <table:table-cell office:value-type="float" office:value="929278">
            <text:p>929278</text:p>
          </table:table-cell>
          <table:table-cell table:style-name="ce7" table:formula="of:=[.L18]/[.$B18]" office:value-type="percentage" office:value="0.228953088266671">
            <text:p>22.90%</text:p>
          </table:table-cell>
          <table:table-cell office:value-type="float" office:value="452057">
            <text:p>452057</text:p>
          </table:table-cell>
          <table:table-cell table:style-name="ce7" table:formula="of:=[.N18]/[.$B18]" office:value-type="percentage" office:value="0.111376623811783">
            <text:p>11.14%</text:p>
          </table:table-cell>
          <table:table-cell office:value-type="float" office:value="90013">
            <text:p>90013</text:p>
          </table:table-cell>
          <table:table-cell table:style-name="ce7" table:formula="of:=[.P18]/[.$B18]" office:value-type="percentage" office:value="0.0221771680101626">
            <text:p>2.22%</text:p>
          </table:table-cell>
          <table:table-cell office:value-type="float" office:value="4604">
            <text:p>4604</text:p>
          </table:table-cell>
          <table:table-cell table:style-name="ce7" table:formula="of:=[.R18]/[.$B18]" office:value-type="percentage" office:value="0.00113432150376933">
            <text:p>0.11%</text:p>
          </table:table-cell>
        </table:table-row>
        <table:table-row table:style-name="ro1">
          <table:table-cell table:style-name="ce1" office:value-type="float" office:value="2001">
            <text:p>2001</text:p>
          </table:table-cell>
          <table:table-cell office:value-type="float" office:value="4025933">
            <text:p>4025933</text:p>
          </table:table-cell>
          <table:table-cell office:value-type="float" office:value="14.1">
            <text:p>14.1</text:p>
          </table:table-cell>
          <table:table-cell office:value-type="float" office:value="7781">
            <text:p>7781</text:p>
          </table:table-cell>
          <table:table-cell table:style-name="ce7" table:formula="of:=[.D19]/[.$B19]" office:value-type="percentage" office:value="0.00193271969503715">
            <text:p>0.19%</text:p>
          </table:table-cell>
          <table:table-cell office:value-type="float" office:value="445944">
            <text:p>445944</text:p>
          </table:table-cell>
          <table:table-cell table:style-name="ce7" table:formula="of:=[.F19]/[.$B19]" office:value-type="percentage" office:value="0.110767864244139">
            <text:p>11.08%</text:p>
          </table:table-cell>
          <table:table-cell office:value-type="float" office:value="1021627">
            <text:p>1021627</text:p>
          </table:table-cell>
          <table:table-cell table:style-name="ce7" table:formula="of:=[.H19]/[.$B19]" office:value-type="percentage" office:value="0.253761550428186">
            <text:p>25.38%</text:p>
          </table:table-cell>
          <table:table-cell office:value-type="float" office:value="1058265">
            <text:p>1058265</text:p>
          </table:table-cell>
          <table:table-cell table:style-name="ce7" table:formula="of:=[.J19]/[.$B19]" office:value-type="percentage" office:value="0.262862049616822">
            <text:p>26.29%</text:p>
          </table:table-cell>
          <table:table-cell office:value-type="float" office:value="942697">
            <text:p>942697</text:p>
          </table:table-cell>
          <table:table-cell table:style-name="ce7" table:formula="of:=[.L19]/[.$B19]" office:value-type="percentage" office:value="0.234156157094517">
            <text:p>23.42%</text:p>
          </table:table-cell>
          <table:table-cell office:value-type="float" office:value="451723">
            <text:p>451723</text:p>
          </table:table-cell>
          <table:table-cell table:style-name="ce7" table:formula="of:=[.N19]/[.$B19]" office:value-type="percentage" office:value="0.112203307904031">
            <text:p>11.22%</text:p>
          </table:table-cell>
          <table:table-cell office:value-type="float" office:value="92813">
            <text:p>92813</text:p>
          </table:table-cell>
          <table:table-cell table:style-name="ce7" table:formula="of:=[.P19]/[.$B19]" office:value-type="percentage" office:value="0.0230537865384248">
            <text:p>2.31%</text:p>
          </table:table-cell>
          <table:table-cell office:value-type="float" office:value="5083">
            <text:p>5083</text:p>
          </table:table-cell>
          <table:table-cell table:style-name="ce7" table:formula="of:=[.R19]/[.$B19]" office:value-type="percentage" office:value="0.00126256447884254">
            <text:p>0.13%</text:p>
          </table:table-cell>
        </table:table-row>
        <table:table-row table:style-name="ro1">
          <table:table-cell table:style-name="ce1" office:value-type="float" office:value="2002">
            <text:p>2002</text:p>
          </table:table-cell>
          <table:table-cell office:value-type="float" office:value="4021726">
            <text:p>4021726</text:p>
          </table:table-cell>
          <table:table-cell office:value-type="float" office:value="13.9">
            <text:p>13.9</text:p>
          </table:table-cell>
          <table:table-cell office:value-type="float" office:value="7315">
            <text:p>7315</text:p>
          </table:table-cell>
          <table:table-cell table:style-name="ce7" table:formula="of:=[.D20]/[.$B20]" office:value-type="percentage" office:value="0.00181887080323224">
            <text:p>0.18%</text:p>
          </table:table-cell>
          <table:table-cell office:value-type="float" office:value="425493">
            <text:p>425493</text:p>
          </table:table-cell>
          <table:table-cell table:style-name="ce7" table:formula="of:=[.F20]/[.$B20]" office:value-type="percentage" office:value="0.105798604877607">
            <text:p>10.58%</text:p>
          </table:table-cell>
          <table:table-cell office:value-type="float" office:value="1022106">
            <text:p>1022106</text:p>
          </table:table-cell>
          <table:table-cell table:style-name="ce7" table:formula="of:=[.H20]/[.$B20]" office:value-type="percentage" office:value="0.254146105428366">
            <text:p>25.41%</text:p>
          </table:table-cell>
          <table:table-cell office:value-type="float" office:value="1060391">
            <text:p>1060391</text:p>
          </table:table-cell>
          <table:table-cell table:style-name="ce7" table:formula="of:=[.J20]/[.$B20]" office:value-type="percentage" office:value="0.263665650021906">
            <text:p>26.37%</text:p>
          </table:table-cell>
          <table:table-cell office:value-type="float" office:value="951219">
            <text:p>951219</text:p>
          </table:table-cell>
          <table:table-cell table:style-name="ce7" table:formula="of:=[.L20]/[.$B20]" office:value-type="percentage" office:value="0.236520091125054">
            <text:p>23.65%</text:p>
          </table:table-cell>
          <table:table-cell office:value-type="float" office:value="453927">
            <text:p>453927</text:p>
          </table:table-cell>
          <table:table-cell table:style-name="ce7" table:formula="of:=[.N20]/[.$B20]" office:value-type="percentage" office:value="0.1128687036362">
            <text:p>11.29%</text:p>
          </table:table-cell>
          <table:table-cell office:value-type="float" office:value="95788">
            <text:p>95788</text:p>
          </table:table-cell>
          <table:table-cell table:style-name="ce7" table:formula="of:=[.P20]/[.$B20]" office:value-type="percentage" office:value="0.0238176345181149">
            <text:p>2.38%</text:p>
          </table:table-cell>
          <table:table-cell office:value-type="float" office:value="5487">
            <text:p>5487</text:p>
          </table:table-cell>
          <table:table-cell table:style-name="ce7" table:formula="of:=[.R20]/[.$B20]" office:value-type="percentage" office:value="0.00136433958951952">
            <text:p>0.14%</text:p>
          </table:table-cell>
        </table:table-row>
        <table:table-row table:style-name="ro1">
          <table:table-cell table:style-name="ce1" office:value-type="float" office:value="2003">
            <text:p>2003</text:p>
          </table:table-cell>
          <table:table-cell office:value-type="float" office:value="4089950">
            <text:p>4089950</text:p>
          </table:table-cell>
          <table:table-cell office:value-type="float" office:value="14.1">
            <text:p>14.1</text:p>
          </table:table-cell>
          <table:table-cell office:value-type="float" office:value="6661">
            <text:p>6661</text:p>
          </table:table-cell>
          <table:table-cell table:style-name="ce7" table:formula="of:=[.D21]/[.$B21]" office:value-type="percentage" office:value="0.00162862626682478">
            <text:p>0.16%</text:p>
          </table:table-cell>
          <table:table-cell office:value-type="float" office:value="414580">
            <text:p>414580</text:p>
          </table:table-cell>
          <table:table-cell table:style-name="ce7" table:formula="of:=[.F21]/[.$B21]" office:value-type="percentage" office:value="0.101365542366044">
            <text:p>10.14%</text:p>
          </table:table-cell>
          <table:table-cell office:value-type="float" office:value="1032305">
            <text:p>1032305</text:p>
          </table:table-cell>
          <table:table-cell table:style-name="ce7" table:formula="of:=[.H21]/[.$B21]" office:value-type="percentage" office:value="0.252400396092862">
            <text:p>25.24%</text:p>
          </table:table-cell>
          <table:table-cell office:value-type="float" office:value="1086366">
            <text:p>1086366</text:p>
          </table:table-cell>
          <table:table-cell table:style-name="ce7" table:formula="of:=[.J21]/[.$B21]" office:value-type="percentage" office:value="0.265618406092984">
            <text:p>26.56%</text:p>
          </table:table-cell>
          <table:table-cell office:value-type="float" office:value="975546">
            <text:p>975546</text:p>
          </table:table-cell>
          <table:table-cell table:style-name="ce7" table:formula="of:=[.L21]/[.$B21]" office:value-type="percentage" office:value="0.238522720326654">
            <text:p>23.85%</text:p>
          </table:table-cell>
          <table:table-cell office:value-type="float" office:value="467642">
            <text:p>467642</text:p>
          </table:table-cell>
          <table:table-cell table:style-name="ce7" table:formula="of:=[.N21]/[.$B21]" office:value-type="percentage" office:value="0.114339295101407">
            <text:p>11.43%</text:p>
          </table:table-cell>
          <table:table-cell office:value-type="float" office:value="101005">
            <text:p>101005</text:p>
          </table:table-cell>
          <table:table-cell table:style-name="ce7" table:formula="of:=[.P21]/[.$B21]" office:value-type="percentage" office:value="0.0246959009278842">
            <text:p>2.47%</text:p>
          </table:table-cell>
          <table:table-cell office:value-type="float" office:value="5845">
            <text:p>5845</text:p>
          </table:table-cell>
          <table:table-cell table:style-name="ce7" table:formula="of:=[.R21]/[.$B21]" office:value-type="percentage" office:value="0.00142911282534016">
            <text:p>0.14%</text:p>
          </table:table-cell>
        </table:table-row>
        <table:table-row table:style-name="ro1">
          <table:table-cell table:style-name="ce1" office:value-type="float" office:value="2004">
            <text:p>2004</text:p>
          </table:table-cell>
          <table:table-cell office:value-type="float" office:value="4115590">
            <text:p>4115590</text:p>
          </table:table-cell>
          <table:table-cell office:value-type="float" office:value="14">
            <text:p>14</text:p>
          </table:table-cell>
          <table:table-cell office:value-type="float" office:value="6789">
            <text:p>6789</text:p>
          </table:table-cell>
          <table:table-cell table:style-name="ce7" table:formula="of:=[.D22]/[.$B22]" office:value-type="percentage" office:value="0.00164958122650701">
            <text:p>0.16%</text:p>
          </table:table-cell>
          <table:table-cell office:value-type="float" office:value="415408">
            <text:p>415408</text:p>
          </table:table-cell>
          <table:table-cell table:style-name="ce7" table:formula="of:=[.F22]/[.$B22]" office:value-type="percentage" office:value="0.100935224354224">
            <text:p>10.09%</text:p>
          </table:table-cell>
          <table:table-cell office:value-type="float" office:value="1034834">
            <text:p>1034834</text:p>
          </table:table-cell>
          <table:table-cell table:style-name="ce7" table:formula="of:=[.H22]/[.$B22]" office:value-type="percentage" office:value="0.251442442031398">
            <text:p>25.14%</text:p>
          </table:table-cell>
          <table:table-cell office:value-type="float" office:value="1105297">
            <text:p>1105297</text:p>
          </table:table-cell>
          <table:table-cell table:style-name="ce7" table:formula="of:=[.J22]/[.$B22]" office:value-type="percentage" office:value="0.26856343804898">
            <text:p>26.86%</text:p>
          </table:table-cell>
          <table:table-cell office:value-type="float" office:value="967008">
            <text:p>967008</text:p>
          </table:table-cell>
          <table:table-cell table:style-name="ce7" table:formula="of:=[.L22]/[.$B22]" office:value-type="percentage" office:value="0.234962180392119">
            <text:p>23.50%</text:p>
          </table:table-cell>
          <table:table-cell office:value-type="float" office:value="476123">
            <text:p>476123</text:p>
          </table:table-cell>
          <table:table-cell table:style-name="ce7" table:formula="of:=[.N22]/[.$B22]" office:value-type="percentage" office:value="0.115687665680984">
            <text:p>11.57%</text:p>
          </table:table-cell>
          <table:table-cell office:value-type="float" office:value="103917">
            <text:p>103917</text:p>
          </table:table-cell>
          <table:table-cell table:style-name="ce7" table:formula="of:=[.P22]/[.$B22]" office:value-type="percentage" office:value="0.0252495996928751">
            <text:p>2.52%</text:p>
          </table:table-cell>
          <table:table-cell office:value-type="float" office:value="6214">
            <text:p>6214</text:p>
          </table:table-cell>
          <table:table-cell table:style-name="ce7" table:formula="of:=[.R22]/[.$B22]" office:value-type="percentage" office:value="0.00150986857291421">
            <text:p>0.15%</text:p>
          </table:table-cell>
        </table:table-row>
        <table:table-row table:style-name="ro1">
          <table:table-cell table:style-name="ce1" office:value-type="float" office:value="2005">
            <text:p>2005</text:p>
          </table:table-cell>
          <table:table-cell office:value-type="float" office:value="4138349">
            <text:p>4138349</text:p>
          </table:table-cell>
          <table:table-cell office:value-type="float" office:value="14">
            <text:p>14</text:p>
          </table:table-cell>
          <table:table-cell office:value-type="float" office:value="6722">
            <text:p>6722</text:p>
          </table:table-cell>
          <table:table-cell table:style-name="ce7" table:formula="of:=[.D23]/[.$B23]" office:value-type="percentage" office:value="0.00162431926355172">
            <text:p>0.16%</text:p>
          </table:table-cell>
          <table:table-cell office:value-type="float" office:value="414593">
            <text:p>414593</text:p>
          </table:table-cell>
          <table:table-cell table:style-name="ce7" table:formula="of:=[.F23]/[.$B23]" office:value-type="percentage" office:value="0.100183188996385">
            <text:p>10.02%</text:p>
          </table:table-cell>
          <table:table-cell office:value-type="float" office:value="1040388">
            <text:p>1040388</text:p>
          </table:table-cell>
          <table:table-cell table:style-name="ce7" table:formula="of:=[.H23]/[.$B23]" office:value-type="percentage" office:value="0.251401706332646">
            <text:p>25.14%</text:p>
          </table:table-cell>
          <table:table-cell office:value-type="float" office:value="1131596">
            <text:p>1131596</text:p>
          </table:table-cell>
          <table:table-cell table:style-name="ce7" table:formula="of:=[.J23]/[.$B23]" office:value-type="percentage" office:value="0.273441413471894">
            <text:p>27.34%</text:p>
          </table:table-cell>
          <table:table-cell office:value-type="float" office:value="950691">
            <text:p>950691</text:p>
          </table:table-cell>
          <table:table-cell table:style-name="ce7" table:formula="of:=[.L23]/[.$B23]" office:value-type="percentage" office:value="0.229727120646422">
            <text:p>22.97%</text:p>
          </table:table-cell>
          <table:table-cell office:value-type="float" office:value="483156">
            <text:p>483156</text:p>
          </table:table-cell>
          <table:table-cell table:style-name="ce7" table:formula="of:=[.N23]/[.$B23]" office:value-type="percentage" office:value="0.11675090718545">
            <text:p>11.68%</text:p>
          </table:table-cell>
          <table:table-cell office:value-type="float" office:value="104667">
            <text:p>104667</text:p>
          </table:table-cell>
          <table:table-cell table:style-name="ce7" table:formula="of:=[.P23]/[.$B23]" office:value-type="percentage" office:value="0.0252919703002333">
            <text:p>2.53%</text:p>
          </table:table-cell>
          <table:table-cell office:value-type="float" office:value="6119">
            <text:p>6119</text:p>
          </table:table-cell>
          <table:table-cell table:style-name="ce7" table:formula="of:=[.R23]/[.$B23]" office:value-type="percentage" office:value="0.00147860898150446">
            <text:p>0.15%</text:p>
          </table:table-cell>
        </table:table-row>
        <table:table-row table:style-name="ro1">
          <table:table-cell table:style-name="ce1" office:value-type="float" office:value="2006">
            <text:p>2006</text:p>
          </table:table-cell>
          <table:table-cell office:value-type="float" office:value="4265555">
            <text:p>4265555</text:p>
          </table:table-cell>
          <table:table-cell office:value-type="float" office:value="14">
            <text:p>14</text:p>
          </table:table-cell>
          <table:table-cell office:value-type="float" office:value="6396">
            <text:p>6396</text:p>
          </table:table-cell>
          <table:table-cell table:style-name="ce7" table:formula="of:=[.D24]/[.$B24]" office:value-type="percentage" office:value="0.0014994531778397">
            <text:p>0.15%</text:p>
          </table:table-cell>
          <table:table-cell office:value-type="float" office:value="435436">
            <text:p>435436</text:p>
          </table:table-cell>
          <table:table-cell table:style-name="ce7" table:formula="of:=[.F24]/[.$B24]" office:value-type="percentage" office:value="0.102081909622546">
            <text:p>10.21%</text:p>
          </table:table-cell>
          <table:table-cell office:value-type="float" office:value="1080437">
            <text:p>1080437</text:p>
          </table:table-cell>
          <table:table-cell table:style-name="ce7" table:formula="of:=[.H24]/[.$B24]" office:value-type="percentage" office:value="0.253293416683175">
            <text:p>25.33%</text:p>
          </table:table-cell>
          <table:table-cell office:value-type="float" office:value="1181899">
            <text:p>1181899</text:p>
          </table:table-cell>
          <table:table-cell table:style-name="ce7" table:formula="of:=[.J24]/[.$B24]" office:value-type="percentage" office:value="0.277079770393302">
            <text:p>27.71%</text:p>
          </table:table-cell>
          <table:table-cell office:value-type="float" office:value="950258">
            <text:p>950258</text:p>
          </table:table-cell>
          <table:table-cell table:style-name="ce7" table:formula="of:=[.L24]/[.$B24]" office:value-type="percentage" office:value="0.222774762018073">
            <text:p>22.28%</text:p>
          </table:table-cell>
          <table:table-cell office:value-type="float" office:value="498616">
            <text:p>498616</text:p>
          </table:table-cell>
          <table:table-cell table:style-name="ce7" table:formula="of:=[.N24]/[.$B24]" office:value-type="percentage" office:value="0.116893581257304">
            <text:p>11.69%</text:p>
          </table:table-cell>
          <table:table-cell office:value-type="float" office:value="105539">
            <text:p>105539</text:p>
          </table:table-cell>
          <table:table-cell table:style-name="ce7" table:formula="of:=[.P24]/[.$B24]" office:value-type="percentage" office:value="0.0247421496147629">
            <text:p>2.47%</text:p>
          </table:table-cell>
          <table:table-cell office:value-type="float" office:value="6974">
            <text:p>6974</text:p>
          </table:table-cell>
          <table:table-cell table:style-name="ce7" table:formula="of:=[.R24]/[.$B24]" office:value-type="percentage" office:value="0.00163495723299782">
            <text:p>0.16%</text:p>
          </table:table-cell>
        </table:table-row>
        <table:table-row table:style-name="ro1">
          <table:table-cell table:style-name="ce1" office:value-type="float" office:value="2007">
            <text:p>2007</text:p>
          </table:table-cell>
          <table:table-cell office:value-type="float" office:value="4317119">
            <text:p>4317119</text:p>
          </table:table-cell>
          <table:table-cell office:value-type="float" office:value="14">
            <text:p>14</text:p>
          </table:table-cell>
          <table:table-cell office:value-type="float" office:value="6218">
            <text:p>6218</text:p>
          </table:table-cell>
          <table:table-cell table:style-name="ce7" table:formula="of:=[.D25]/[.$B25]" office:value-type="percentage" office:value="0.00144031239351985">
            <text:p>0.14%</text:p>
          </table:table-cell>
          <table:table-cell office:value-type="float" office:value="445045">
            <text:p>445045</text:p>
          </table:table-cell>
          <table:table-cell table:style-name="ce7" table:formula="of:=[.F25]/[.$B25]" office:value-type="percentage" office:value="0.103088425405925">
            <text:p>10.31%</text:p>
          </table:table-cell>
          <table:table-cell office:value-type="float" office:value="1082837">
            <text:p>1082837</text:p>
          </table:table-cell>
          <table:table-cell table:style-name="ce7" table:formula="of:=[.H25]/[.$B25]" office:value-type="percentage" office:value="0.250823987015415">
            <text:p>25.08%</text:p>
          </table:table-cell>
          <table:table-cell office:value-type="float" office:value="1208405">
            <text:p>1208405</text:p>
          </table:table-cell>
          <table:table-cell table:style-name="ce7" table:formula="of:=[.J25]/[.$B25]" office:value-type="percentage" office:value="0.279910051124372">
            <text:p>27.99%</text:p>
          </table:table-cell>
          <table:table-cell office:value-type="float" office:value="962179">
            <text:p>962179</text:p>
          </table:table-cell>
          <table:table-cell table:style-name="ce7" table:formula="of:=[.L25]/[.$B25]" office:value-type="percentage" office:value="0.222875255465508">
            <text:p>22.29%</text:p>
          </table:table-cell>
          <table:table-cell office:value-type="float" office:value="499916">
            <text:p>499916</text:p>
          </table:table-cell>
          <table:table-cell table:style-name="ce7" table:formula="of:=[.N25]/[.$B25]" office:value-type="percentage" office:value="0.115798522116254">
            <text:p>11.58%</text:p>
          </table:table-cell>
          <table:table-cell office:value-type="float" office:value="105071">
            <text:p>105071</text:p>
          </table:table-cell>
          <table:table-cell table:style-name="ce7" table:formula="of:=[.P25]/[.$B25]" office:value-type="percentage" office:value="0.0243382218558256">
            <text:p>2.43%</text:p>
          </table:table-cell>
          <table:table-cell office:value-type="float" office:value="7349">
            <text:p>7349</text:p>
          </table:table-cell>
          <table:table-cell table:style-name="ce7" table:formula="of:=[.R25]/[.$B25]" office:value-type="percentage" office:value="0.00170229266323212">
            <text:p>0.17%</text:p>
          </table:table-cell>
        </table:table-row>
        <table:table-row table:style-name="ro1">
          <table:table-cell table:style-name="ce1" office:value-type="float" office:value="2008">
            <text:p>2008</text:p>
          </table:table-cell>
          <table:table-cell office:value-type="float" office:value="4247694">
            <text:p>4247694</text:p>
          </table:table-cell>
          <table:table-cell office:value-type="float" office:value="14">
            <text:p>14</text:p>
          </table:table-cell>
          <table:table-cell office:value-type="float" office:value="5764">
            <text:p>5764</text:p>
          </table:table-cell>
          <table:table-cell table:style-name="ce7" table:formula="of:=[.D26]/[.$B26]" office:value-type="percentage" office:value="0.00135697157092766">
            <text:p>0.14%</text:p>
          </table:table-cell>
          <table:table-cell office:value-type="float" office:value="434758">
            <text:p>434758</text:p>
          </table:table-cell>
          <table:table-cell table:style-name="ce7" table:formula="of:=[.F26]/[.$B26]" office:value-type="percentage" office:value="0.102351534738613">
            <text:p>10.24%</text:p>
          </table:table-cell>
          <table:table-cell office:value-type="float" office:value="1052184">
            <text:p>1052184</text:p>
          </table:table-cell>
          <table:table-cell table:style-name="ce7" table:formula="of:=[.H26]/[.$B26]" office:value-type="percentage" office:value="0.247707108845411">
            <text:p>24.77%</text:p>
          </table:table-cell>
          <table:table-cell office:value-type="float" office:value="1195774">
            <text:p>1195774</text:p>
          </table:table-cell>
          <table:table-cell table:style-name="ce7" table:formula="of:=[.J26]/[.$B26]" office:value-type="percentage" office:value="0.281511332972667">
            <text:p>28.15%</text:p>
          </table:table-cell>
          <table:table-cell office:value-type="float" office:value="956716">
            <text:p>956716</text:p>
          </table:table-cell>
          <table:table-cell table:style-name="ce7" table:formula="of:=[.L26]/[.$B26]" office:value-type="percentage" office:value="0.225231855213676">
            <text:p>22.52%</text:p>
          </table:table-cell>
          <table:table-cell office:value-type="float" office:value="488875">
            <text:p>488875</text:p>
          </table:table-cell>
          <table:table-cell table:style-name="ce7" table:formula="of:=[.N26]/[.$B26]" office:value-type="percentage" office:value="0.115091859253515">
            <text:p>11.51%</text:p>
          </table:table-cell>
          <table:table-cell office:value-type="float" office:value="105972">
            <text:p>105972</text:p>
          </table:table-cell>
          <table:table-cell table:style-name="ce7" table:formula="of:=[.P26]/[.$B26]" office:value-type="percentage" office:value="0.0249481247943002">
            <text:p>2.49%</text:p>
          </table:table-cell>
          <table:table-cell office:value-type="float" office:value="7650">
            <text:p>7650</text:p>
          </table:table-cell>
          <table:table-cell table:style-name="ce7" table:formula="of:=[.R26]/[.$B26]" office:value-type="percentage" office:value="0.0018009771890348">
            <text:p>0.18%</text:p>
          </table:table-cell>
        </table:table-row>
        <table:table-row table:style-name="ro1">
          <table:table-cell table:style-name="ce1" office:value-type="float" office:value="2009">
            <text:p>2009</text:p>
          </table:table-cell>
          <table:table-cell office:value-type="float" office:value="4121019">
            <text:p>4121019</text:p>
          </table:table-cell>
          <table:table-cell office:value-type="float" office:value="14">
            <text:p>14</text:p>
          </table:table-cell>
          <table:table-cell office:value-type="float" office:value="5030">
            <text:p>5030</text:p>
          </table:table-cell>
          <table:table-cell table:style-name="ce7" table:formula="of:=[.D27]/[.$B27]" office:value-type="percentage" office:value="0.00122057190224068">
            <text:p>0.12%</text:p>
          </table:table-cell>
          <table:table-cell office:value-type="float" office:value="409840">
            <text:p>409840</text:p>
          </table:table-cell>
          <table:table-cell table:style-name="ce7" table:formula="of:=[.F27]/[.$B27]" office:value-type="percentage" office:value="0.0994511308974795">
            <text:p>9.95%</text:p>
          </table:table-cell>
          <table:table-cell office:value-type="float" office:value="1006055">
            <text:p>1006055</text:p>
          </table:table-cell>
          <table:table-cell table:style-name="ce7" table:formula="of:=[.H27]/[.$B27]" office:value-type="percentage" office:value="0.24412772666178">
            <text:p>24.41%</text:p>
          </table:table-cell>
          <table:table-cell office:value-type="float" office:value="1166904">
            <text:p>1166904</text:p>
          </table:table-cell>
          <table:table-cell table:style-name="ce7" table:formula="of:=[.J27]/[.$B27]" office:value-type="percentage" office:value="0.283159092447766">
            <text:p>28.32%</text:p>
          </table:table-cell>
          <table:table-cell office:value-type="float" office:value="955300">
            <text:p>955300</text:p>
          </table:table-cell>
          <table:table-cell table:style-name="ce7" table:formula="of:=[.L27]/[.$B27]" office:value-type="percentage" office:value="0.231811598053782">
            <text:p>23.18%</text:p>
          </table:table-cell>
          <table:table-cell office:value-type="float" office:value="474143">
            <text:p>474143</text:p>
          </table:table-cell>
          <table:table-cell table:style-name="ce7" table:formula="of:=[.N27]/[.$B27]" office:value-type="percentage" office:value="0.115054795913341">
            <text:p>11.51%</text:p>
          </table:table-cell>
          <table:table-cell office:value-type="float" office:value="105813">
            <text:p>105813</text:p>
          </table:table-cell>
          <table:table-cell table:style-name="ce7" table:formula="of:=[.P27]/[.$B27]" office:value-type="percentage" office:value="0.0256764164397204">
            <text:p>2.57%</text:p>
          </table:table-cell>
          <table:table-cell office:value-type="float" office:value="7934">
            <text:p>7934</text:p>
          </table:table-cell>
          <table:table-cell table:style-name="ce7" table:formula="of:=[.R27]/[.$B27]" office:value-type="percentage" office:value="0.00192525198258004">
            <text:p>0.19%</text:p>
          </table:table-cell>
        </table:table-row>
        <table:table-row table:style-name="ro1">
          <table:table-cell table:style-name="ce1" office:value-type="string">
            <text:p>Average</text:p>
          </table:table-cell>
          <table:table-cell table:style-name="ce4" table:formula="of:=ROUND(AVERAGE([.B2:.B27]))" office:value-type="float" office:value="3864835">
            <text:p>3864835</text:p>
          </table:table-cell>
          <table:table-cell table:style-name="ce4" table:formula="of:=ROUND(AVERAGE([.C2:.C27]); 1)" office:value-type="float" office:value="17.1">
            <text:p>17.1</text:p>
          </table:table-cell>
          <table:table-cell table:style-name="ce4" table:formula="of:=ROUND(AVERAGE([.D2:.D27]))" office:value-type="float" office:value="8069">
            <text:p>8069</text:p>
          </table:table-cell>
          <table:table-cell table:style-name="ce4" table:formula="of:=AVERAGE([.E2:.E27])" office:value-type="percentage" office:value="0.00210349978554115">
            <text:p>0.21%</text:p>
          </table:table-cell>
          <table:table-cell table:style-name="ce4" table:formula="of:=ROUND(AVERAGE([.F2:.F27]))" office:value-type="float" office:value="471265">
            <text:p>471265</text:p>
          </table:table-cell>
          <table:table-cell table:style-name="ce4" table:formula="of:=AVERAGE([.G2:.G27])" office:value-type="percentage" office:value="0.12293005749386">
            <text:p>12.29%</text:p>
          </table:table-cell>
          <table:table-cell table:style-name="ce4" table:formula="of:=ROUND(AVERAGE([.H2:.H27]))" office:value-type="float" office:value="1077420">
            <text:p>1077420</text:p>
          </table:table-cell>
          <table:table-cell table:style-name="ce4" table:formula="of:=AVERAGE([.I2:.I27])" office:value-type="percentage" office:value="0.280938360041554">
            <text:p>28.09%</text:p>
          </table:table-cell>
          <table:table-cell table:style-name="ce4" table:formula="of:=ROUND(AVERAGE([.J2:.J27]))" office:value-type="float" office:value="1070968">
            <text:p>1070968</text:p>
          </table:table-cell>
          <table:table-cell table:style-name="ce4" table:formula="of:=AVERAGE([.K2:.K27])" office:value-type="percentage" office:value="0.277313560429181">
            <text:p>27.73%</text:p>
          </table:table-cell>
          <table:table-cell table:style-name="ce4" table:formula="of:=ROUND(AVERAGE([.L2:.L27]))" office:value-type="float" office:value="788514">
            <text:p>788514</text:p>
          </table:table-cell>
          <table:table-cell table:style-name="ce4" table:formula="of:=AVERAGE([.M2:.M27])" office:value-type="percentage" office:value="0.201864925488421">
            <text:p>20.19%</text:p>
          </table:table-cell>
          <table:table-cell table:style-name="ce4" table:formula="of:=ROUND(AVERAGE([.N2:.N27]))" office:value-type="float" office:value="368645">
            <text:p>368645</text:p>
          </table:table-cell>
          <table:table-cell table:style-name="ce4" table:formula="of:=AVERAGE([.O2:.O27])" office:value-type="percentage" office:value="0.0941843492663192">
            <text:p>9.42%</text:p>
          </table:table-cell>
          <table:table-cell table:style-name="ce4" table:formula="of:=ROUND(AVERAGE([.P2:.P27]))" office:value-type="float" office:value="78998">
            <text:p>78998</text:p>
          </table:table-cell>
          <table:table-cell table:style-name="ce4" table:formula="of:=AVERAGE([.Q2:.Q27])" office:value-type="percentage" office:value="0.020359185054209">
            <text:p>2.04%</text:p>
          </table:table-cell>
          <table:table-cell table:style-name="ce4" table:formula="of:=ROUND(AVERAGE([.R2:.R27]))" office:value-type="float" office:value="4777">
            <text:p>4777</text:p>
          </table:table-cell>
          <table:table-cell table:style-name="ce4" table:formula="of:=AVERAGE([.S2:.S27])" office:value-type="percentage" office:value="0.00125555096942693">
            <text:p>0.13%</text:p>
          </table:table-cell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3:15:42</meta:creation-date>
    <dc:date>2012-05-07T13:27:38</dc:date>
    <meta:editing-duration>PT11S</meta:editing-duration>
    <meta:editing-cycles>2</meta:editing-cycles>
    <meta:generator>LibreOffice/3.5$Linux_X86_64 LibreOffice_project/350m1$Build-202</meta:generator>
    <meta:document-statistic meta:table-count="1" meta:cell-count="524" meta:object-count="0"/>
  </office:meta>
</office:document-meta>
</file>